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1a8a4"/>
    </style:style>
    <style:style style:name="P2" style:family="paragraph" style:parent-style-name="Standard">
      <style:text-properties officeooo:rsid="0023d233" officeooo:paragraph-rsid="0023d233"/>
    </style:style>
    <style:style style:name="P3" style:family="paragraph" style:parent-style-name="Standard">
      <style:text-properties officeooo:rsid="0023d233" officeooo:paragraph-rsid="002505d4"/>
    </style:style>
    <style:style style:name="P4" style:family="paragraph" style:parent-style-name="Standard">
      <style:text-properties officeooo:rsid="0023d233" officeooo:paragraph-rsid="00288e17"/>
    </style:style>
    <style:style style:name="P5" style:family="paragraph" style:parent-style-name="Standard">
      <style:text-properties officeooo:paragraph-rsid="0023d233"/>
    </style:style>
    <style:style style:name="P6" style:family="paragraph" style:parent-style-name="Standard">
      <style:text-properties officeooo:paragraph-rsid="002ad8de"/>
    </style:style>
    <style:style style:name="P7" style:family="paragraph" style:parent-style-name="Standard">
      <style:text-properties officeooo:rsid="0021a8a4" officeooo:paragraph-rsid="0021a8a4"/>
    </style:style>
    <style:style style:name="P8" style:family="paragraph" style:parent-style-name="Standard">
      <style:text-properties fo:color="#000000" style:font-name="Monospace" fo:font-size="11pt" officeooo:paragraph-rsid="0021a8a4" style:font-size-asian="11pt"/>
    </style:style>
    <style:style style:name="P9" style:family="paragraph" style:parent-style-name="Standard">
      <style:text-properties fo:color="#000000" style:font-name="Monospace" fo:font-size="11pt" officeooo:rsid="0023d233" officeooo:paragraph-rsid="0023d233" style:font-size-asian="11pt"/>
    </style:style>
    <style:style style:name="P10" style:family="paragraph" style:parent-style-name="Standard">
      <style:text-properties fo:color="#000000" style:font-name="Monospace" fo:font-size="11pt" officeooo:rsid="0023d233" officeooo:paragraph-rsid="0026e053" style:font-size-asian="11pt"/>
    </style:style>
    <style:style style:name="P11" style:family="paragraph" style:parent-style-name="Standard">
      <style:text-properties fo:color="#000000" style:font-name="Monospace" fo:font-size="11pt" officeooo:rsid="0023d233" officeooo:paragraph-rsid="002505d4" style:font-size-asian="11pt"/>
    </style:style>
    <style:style style:name="P12" style:family="paragraph" style:parent-style-name="Standard">
      <style:text-properties fo:color="#000000" style:font-name="Monospace" fo:font-size="11pt" officeooo:rsid="0023d233" officeooo:paragraph-rsid="00288e17" style:font-size-asian="11pt"/>
    </style:style>
    <style:style style:name="P13" style:family="paragraph" style:parent-style-name="Standard">
      <style:text-properties fo:color="#000000" style:font-name="Monospace" fo:font-size="11pt" officeooo:rsid="0023d233" officeooo:paragraph-rsid="002ad8de" style:font-size-asian="11pt"/>
    </style:style>
    <style:style style:name="T1" style:family="text">
      <style:text-properties fo:color="#000000" style:font-name="Monospace" fo:font-size="11pt" style:font-size-asian="11pt"/>
    </style:style>
    <style:style style:name="T2" style:family="text">
      <style:text-properties fo:color="#000000" style:font-name="Monospace" fo:font-size="11pt" officeooo:rsid="0023d233" style:font-size-asian="11pt"/>
    </style:style>
    <style:style style:name="T3" style:family="text">
      <style:text-properties fo:color="#000000" style:font-name="Monospace" fo:font-size="11pt" officeooo:rsid="00288e17" style:font-size-asian="11pt"/>
    </style:style>
    <style:style style:name="T4" style:family="text">
      <style:text-properties fo:color="#7f0055" style:font-name="Monospace" fo:font-size="11pt" fo:font-weight="bold" style:font-size-asian="11pt" style:font-weight-asian="bold"/>
    </style:style>
    <style:style style:name="T5" style:family="text">
      <style:text-properties fo:color="#6a3e3e" style:font-name="Monospace" fo:font-size="11pt" style:font-size-asian="11pt"/>
    </style:style>
    <style:style style:name="T6" style:family="text">
      <style:text-properties fo:color="#3f5fbf" style:font-name="Monospace" fo:font-size="11pt" style:font-size-asian="11pt"/>
    </style:style>
    <style:style style:name="T7" style:family="text">
      <style:text-properties fo:color="#2a00ff" style:font-name="Monospace"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、由Snapshot创建Volume</text:p>
      <text:p text:style-name="Standard"/>
      <text:p text:style-name="P7">createVolume</text:p>
      <text:p text:style-name="P8">CreateVolumeCmd</text:p>
      <text:p text:style-name="P1"/>
      <text:p text:style-name="P1">走创建Volume的执行路径。</text:p>
      <text:p text:style-name="Standard"/>
      <text:p text:style-name="Standard">2、由Snapshot创建Template</text:p>
      <text:p text:style-name="Standard"/>
      <text:p text:style-name="P2">createTemplate</text:p>
      <text:p text:style-name="P2"><text:span text:style-name="T1">CreateTemplateCmdByAdmin </text:span><text:span text:style-name="T4">extends</text:span><text:span text:style-name="T1"> CreateTemplateCmd</text:span></text:p>
      <text:p text:style-name="P2"/>
      <text:p text:style-name="P5"><text:span text:style-name="T2">CreateTemplateCmd </text:span><text:span text:style-name="T4">extends</text:span><text:span text:style-name="T1"> BaseAsyncCreateCmd</text:span></text:p>
      <text:p text:style-name="P2"/>
      <text:p text:style-name="P9">（1） management端调度模块执行CreateTemplateCmdByAdmin，CreateTemplateCmdByAdmin继承于BaseAsyncCreateCmd，因此执行BaseAsyncCreateCmd的create和execute方法。</text:p>
      <text:p text:style-name="P2"/>
      <text:p text:style-name="P10">（2）在CreateTemplateCmdByAdmin的create方法中，</text:p>
      <text:p text:style-name="P2"/>
      <text:p text:style-name="P2"/>
      <text:p text:style-name="P9">3、由Volume创建Snapshot</text:p>
      <text:p text:style-name="P2"/>
      <text:p text:style-name="P2"><text:span text:style-name="T1">CreateSnapshotCmd </text:span><text:span text:style-name="T4">extends</text:span><text:span text:style-name="T1"> BaseAsyncCreateCmd</text:span></text:p>
      <text:p text:style-name="P2"/>
      <text:p text:style-name="P11">（1） management端调度模块执行CreateSnapshotCmd，CreateSnapshotCmd继承于BaseAsyncCreateCmd，因此执行CreateSnapshotCmd的create和execute方法。</text:p>
      <text:p text:style-name="P3"/>
      <text:p text:style-name="P4"><text:span text:style-name="T1">（2）在CreateSnapshotCmd的create方法中，向数据库</text:span><text:span text:style-name="T3">snapshots表插入要创建的快照信息记录。</text:span></text:p>
      <text:p text:style-name="P4"/>
      <text:p text:style-name="P4"><text:span text:style-name="T3">（3）在</text:span><text:span text:style-name="T1">CreateSnapshotCmd的execute方法中，发送</text:span></text:p>
      <text:p text:style-name="P12">CreateObjectCommand到Volume的VM的host；</text:p>
      <text:p text:style-name="P4"/>
      <text:p text:style-name="P6"><text:span text:style-name="T2">（4）在agent上针对CreateObjectCommand with Snapshot参数，判断Volume的VM是否running，如果是运行状态，则调用libvirt的接口</text:span><text:span text:style-name="T5">vm</text:span><text:span text:style-name="T1">.snapshotCreateXML(</text:span><text:span text:style-name="T5">snapshot</text:span><text:span text:style-name="T1">);</text:span></text:p>
      <text:p text:style-name="P6"><text:span text:style-name="T2">若不是运行状态，则对于一级存储类型是RBD，调用</text:span><text:span text:style-name="T6">Java bindings for RBD to create our snapshot</text:span><text:span text:style-name="T2">，否则调用脚本</text:span><text:span text:style-name="T7">managesnapshot.sh</text:span></text:p>
      <text:p text:style-name="P13">创建Snapshot。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20T14:39:07.850107035</meta:creation-date>
    <meta:generator>LibreOffice/4.2.8.2$Linux_X86_64 LibreOffice_project/420m0$Build-2</meta:generator>
    <dc:date>2015-11-20T18:32:57.976995129</dc:date>
    <dc:creator>clouder </dc:creator>
    <meta:editing-duration>PT49M35S</meta:editing-duration>
    <meta:editing-cycles>12</meta:editing-cycles>
    <meta:document-statistic meta:table-count="0" meta:image-count="0" meta:object-count="0" meta:page-count="1" meta:paragraph-count="19" meta:word-count="248" meta:character-count="894" meta:non-whitespace-character-count="877"/>
  </office:meta>
</office:document-meta>
</file>